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Vector.TermVect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Field( String name , TokenStream tokenStream , TermVector termV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eld.Field( String name , TokenStream token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.Index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Field( String 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Value( TokenStream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Value( Read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tokenStream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Field( String name , byte [ ] value , int offset , int length , Store stor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eld.string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Field( String name , String value , Store store , Index index , TermVector termVecto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Field.Field( String name , String value , Store store , Index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.Stor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binary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.reader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Field( String name , byte [ ] value ,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Value( byte [ ] value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.setValue( byte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.Field( String name , Reader reader , TermVector termV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